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2.75cm" fo:min-width="2.1cm" fo:padding-top="0.151cm" fo:padding-bottom="0.151cm" fo:padding-left="0.276cm" fo:padding-right="0.276cm"/>
    </style:style>
    <style:style style:name="gr6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0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onnector draw:style-name="gr1" draw:text-style-name="P1" xml:id="id1" draw:id="id1" draw:layer="layout" svg:x1="1cm" svg:y1="9.2cm" svg:x2="1cm" svg:y2="12.2cm" svg:d="M1000 9200v3000" svg:viewBox="0 0 1 3001">
          <text:p/>
        </draw:connector>
        <draw:connector draw:style-name="gr2" draw:text-style-name="P1" draw:layer="layout" svg:x1="1cm" svg:y1="9.2cm" svg:x2="26.5cm" svg:y2="9.2cm" draw:start-shape="id1" draw:start-glue-point="2" svg:d="M1000 9200h25500" svg:viewBox="0 0 25501 1">
          <text:p text:style-name="P1"/>
        </draw:connector>
        <draw:connector draw:style-name="gr1" draw:text-style-name="P1" draw:layer="layout" svg:x1="1cm" svg:y1="12.2cm" svg:x2="26.5cm" svg:y2="12.2cm" svg:d="M1000 12200h25500" svg:viewBox="0 0 25501 1">
          <text:p/>
        </draw:connector>
        <draw:frame draw:style-name="gr3" draw:text-style-name="P2" draw:layer="layout" svg:width="2.576cm" svg:height="0.962cm" svg:x="1.2cm" svg:y="7.8cm">
          <draw:text-box>
            <text:p>Journal</text:p>
          </draw:text-box>
        </draw:frame>
        <draw:custom-shape draw:style-name="gr4" draw:text-style-name="P3" draw:layer="layout" svg:width="2cm" svg:height="3cm" svg:x="1cm" svg:y="9.2cm">
          <text:p text:style-name="P1">TxB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3cm" svg:x="3cm" svg:y="9.2cm">
          <text:p text:style-name="P1">I[v2]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cm" svg:height="3cm" svg:x="5.6cm" svg:y="9.2cm">
          <text:p text:style-name="P1">B[v2]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3cm" svg:x="8.2cm" svg:y="9.2cm">
          <text:p text:style-name="P1">TxE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8cm" svg:y1="10.7cm" svg:x2="14cm" svg:y2="10.7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5:21:14.294888110</meta:creation-date>
    <dc:date>2017-01-09T20:33:21.053925780</dc:date>
    <meta:editing-duration>PT8M10S</meta:editing-duration>
    <meta:editing-cycles>2</meta:editing-cycles>
    <meta:generator>LibreOffice/5.1.4.2$Linux_X86_64 LibreOffice_project/10m0$Build-2</meta:generator>
    <meta:document-statistic meta:object-count="32"/>
  </office:meta>
</office:document-meta>
</file>